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b7c53" officeooo:paragraph-rsid="0003fa52" style:font-weight-asian="normal" style:font-weight-complex="normal"/>
    </style:style>
    <style:style style:name="P2" style:family="paragraph" style:parent-style-name="Standard">
      <style:text-properties fo:font-weight="normal" officeooo:rsid="00162755" officeooo:paragraph-rsid="0003fa52" style:font-weight-asian="normal" style:font-weight-complex="normal"/>
    </style:style>
    <style:style style:name="P3" style:family="paragraph" style:parent-style-name="Standard">
      <style:text-properties fo:font-weight="normal" officeooo:rsid="001a7589" officeooo:paragraph-rsid="0003fa52" style:font-weight-asian="normal" style:font-weight-complex="normal"/>
    </style:style>
    <style:style style:name="P4" style:family="paragraph" style:parent-style-name="Standard">
      <style:text-properties fo:font-weight="normal" officeooo:rsid="00046dc9" officeooo:paragraph-rsid="00046dc9" style:font-weight-asian="normal" style:font-weight-complex="normal"/>
    </style:style>
    <style:style style:name="P5" style:family="paragraph" style:parent-style-name="Standard">
      <style:text-properties fo:font-weight="normal" officeooo:rsid="000577a4" officeooo:paragraph-rsid="000577a4" style:font-weight-asian="normal" style:font-weight-complex="normal"/>
    </style:style>
    <style:style style:name="P6" style:family="paragraph" style:parent-style-name="Standard">
      <style:text-properties fo:font-weight="normal" officeooo:rsid="00064e81" officeooo:paragraph-rsid="00064e81" style:font-weight-asian="normal" style:font-weight-complex="normal"/>
    </style:style>
    <style:style style:name="P7" style:family="paragraph" style:parent-style-name="Standard">
      <style:text-properties fo:font-weight="normal" officeooo:rsid="00088351" officeooo:paragraph-rsid="00088351" style:font-weight-asian="normal" style:font-weight-complex="normal"/>
    </style:style>
    <style:style style:name="P8" style:family="paragraph" style:parent-style-name="Standard">
      <style:text-properties fo:font-weight="normal" officeooo:rsid="000936e1" officeooo:paragraph-rsid="000936e1" style:font-weight-asian="normal" style:font-weight-complex="normal"/>
    </style:style>
    <style:style style:name="P9" style:family="paragraph" style:parent-style-name="Standard">
      <style:text-properties fo:font-weight="bold" officeooo:rsid="001a7589" officeooo:paragraph-rsid="0003fa52" style:font-weight-asian="bold" style:font-weight-complex="bold"/>
    </style:style>
    <style:style style:name="P10" style:family="paragraph" style:parent-style-name="Standard">
      <style:text-properties fo:font-weight="bold" officeooo:rsid="00162755" officeooo:paragraph-rsid="0003fa52" style:font-weight-asian="bold" style:font-weight-complex="bold"/>
    </style:style>
    <style:style style:name="P11" style:family="paragraph" style:parent-style-name="Standard">
      <style:text-properties fo:font-weight="bold" officeooo:rsid="001b7c53" officeooo:paragraph-rsid="0003fa52" style:font-weight-asian="bold" style:font-weight-complex="bold"/>
    </style:style>
    <style:style style:name="P12" style:family="paragraph" style:parent-style-name="Standard">
      <style:text-properties fo:font-weight="bold" officeooo:rsid="000577a4" officeooo:paragraph-rsid="000577a4" style:font-weight-asian="bold" style:font-weight-complex="bold"/>
    </style:style>
    <style:style style:name="P13" style:family="paragraph" style:parent-style-name="Standard">
      <style:text-properties fo:font-weight="bold" officeooo:rsid="00064e81" officeooo:paragraph-rsid="00064e81" style:font-weight-asian="bold" style:font-weight-complex="bold"/>
    </style:style>
    <style:style style:name="P14" style:family="paragraph" style:parent-style-name="Standard">
      <style:text-properties fo:font-weight="bold" officeooo:rsid="00088351" officeooo:paragraph-rsid="00088351" style:font-weight-asian="bold" style:font-weight-complex="bold"/>
    </style:style>
    <style:style style:name="P15" style:family="paragraph" style:parent-style-name="Standard">
      <style:paragraph-properties>
        <style:tab-stops>
          <style:tab-stop style:position="3.6244in"/>
        </style:tab-stops>
      </style:paragraph-properties>
      <style:text-properties fo:font-weight="bold" officeooo:rsid="00088351" officeooo:paragraph-rsid="00088351" style:font-weight-asian="bold" style:font-weight-complex="bold"/>
    </style:style>
    <style:style style:name="P16" style:family="paragraph" style:parent-style-name="Standard">
      <style:text-properties fo:font-weight="bold" officeooo:rsid="000936e1" officeooo:paragraph-rsid="000936e1" style:font-weight-asian="bold" style:font-weight-complex="bold"/>
    </style:style>
    <style:style style:name="T1" style:family="text">
      <style:text-properties officeooo:rsid="001a7589"/>
    </style:style>
    <style:style style:name="T2" style:family="text">
      <style:text-properties officeooo:rsid="001ee7b7"/>
    </style:style>
    <style:style style:name="T3" style:family="text">
      <style:text-properties officeooo:rsid="00046dc9"/>
    </style:style>
    <style:style style:name="T4" style:family="text">
      <style:text-properties officeooo:rsid="00064e81"/>
    </style:style>
    <style:style style:name="T5" style:family="text">
      <style:text-properties officeooo:rsid="0007cf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LIDE 1</text:p>
      <text:p text:style-name="P9"/>
      <text:p text:style-name="P2">Olá Pessoal, </text:p>
      <text:p text:style-name="P10"/>
      <text:p text:style-name="P2"><text:span text:style-name="T1">Aqui é o </text:span>Pr<text:span text:style-name="T2">o</text:span>f. Wagner do Dept. de Estatística da UFPR e essa é a <text:span text:style-name="T3">terceira aula </text:span>do curso de <text:span text:style-name="T3">E</text:span>statística Básica. <text:span text:style-name="T1">O tópico desta aula é “Probabilidades” e consiste do Capítulo 2 do nosso livro texto. Lembre-se para todos os detalhes sobre a oferta desta disciplina você pode consultar a página da disciplina ou ver o primeiro vídeo desta série.</text:span></text:p>
      <text:p text:style-name="P3"/>
      <text:p text:style-name="P11">SLIDE 2</text:p>
      <text:p text:style-name="P11"/>
      <text:p text:style-name="P1">O conteúdo deste capítulo esta divido em <text:span text:style-name="T3">três</text:span> grandes tópicos:</text:p>
      <text:p text:style-name="P11"/>
      <text:p text:style-name="P4">Esta aula onde vou apresentar os conceitos iniciais e o principais elementos da Teoria dos conjuntos nos quais a Teoria da probabilidade é baseada.</text:p>
      <text:p text:style-name="P1"/>
      <text:p text:style-name="P4">Na segunda parte trataremos propriamente da definição de probabilidades através da definição axiomática de Kolmogorov e apresentamos a regra da adição de probabilidades.</text:p>
      <text:p text:style-name="P4"/>
      <text:p text:style-name="P5"><text:span text:style-name="T4">Terminamos</text:span> os capítulos discutindo probabilidade condicional, independencia e aplicações do Teorema de Bayes.</text:p>
      <text:p text:style-name="P5"/>
      <text:p text:style-name="P12"><text:s/><text:span text:style-name="T4">SLIDE 3</text:span></text:p>
      <text:p text:style-name="P12"/>
      <text:p text:style-name="P6">Para começar nosso estudo sobre probabilidades precisamos primeiro definir dois tipos de fenômenos os determinísticos e os aleatórios.</text:p>
      <text:p text:style-name="P6"/>
      <text:p text:style-name="P6">Dizemos que um experimento é determinístico se quando repetido inúmeras vezes, sob condições semelhantes os resultados são idênticos. Exemplos aparecem nas leis da física e quimica.</text:p>
      <text:p text:style-name="P6"/>
      <text:p text:style-name="P6">Por exemplo, se elevarmos um sólido a uma certa altura e soltarmos ele vai cair. </text:p>
      <text:p text:style-name="P6">Se repetir a o mesmo experimento, ou seja, elevar o sólido e soltar ele sempre vai cair.</text:p>
      <text:p text:style-name="P6">Porém, se você olhar alguma outra característica como a velocidade de queda ou o local da queda nem sempre o resultado do experimento será o mesmo. Neste casos dizemos que temos um experimento não determinístico ou aleatório.</text:p>
      <text:p text:style-name="P6"/>
      <text:p text:style-name="P6">Neste contexto, definimos fenômenos aleatórios como sendo aqueles que se repetidos sob as mesmas condições geram resultados diferentes. O exemplo clássico é o lançamento de uma moeda, antes de lançar a moeda não sabemos qual face ira cair pra cima. Porém, sabemos quais opções nos temos, neste caso cara ou coroa. O lançamento de um dado é outro exemplo clássico de um fenômeno aleatório. Novamente antes de lançar o dado não sabemos qual face cairá virada pra cima, mas sabemos quais as opções que temos. Outros exemplos de nosso cotidiano são condições climáticas do próximo fim de semana ou a taxa da inflação do próximo entre outros.</text:p>
      <text:p text:style-name="P6"/>
      <text:p text:style-name="P6">Note que mesmo o resultado final do experimento sendo desconhecido os possíveis resultados do experimento são em geral conhecidos. E o estudo de como esses resultados se apresentam após inúmeras repetições do mesmo experimento é o objetivo da Teoria das Probabilidades.</text:p>
      <text:p text:style-name="P6"/>
      <text:p text:style-name="P13"/>
      <text:p text:style-name="P13"/>
      <text:p text:style-name="P13"/>
      <text:p text:style-name="P13"/>
      <text:p text:style-name="P13"><text:soft-page-break/>SLIDE 4</text:p>
      <text:p text:style-name="P13"/>
      <text:p text:style-name="P6">Mas afinal o que é a Teoria da Probabilidade?</text:p>
      <text:p text:style-name="P6"/>
      <text:p text:style-name="P6">É um ramo da matemática que desenvolve e avalia modelos para descrever fenômenos aleatórios.</text:p>
      <text:p text:style-name="P6">Ela é a base para o desenvolvimento de todas as técnicas estatísticas que devem inevitavelmente lidar com incerteza, ou seja, fenômenos aleatórios.</text:p>
      <text:p text:style-name="P6"/>
      <text:p text:style-name="P6">E este é justamente o objetivo da Teoria das Probabilidades.</text:p>
      <text:p text:style-name="P6"/>
      <text:p text:style-name="P6">Fornecer um arcabouço matemático adequado para descrever fenômenos aleatórios.</text:p>
      <text:p text:style-name="P6"/>
      <text:p text:style-name="P6">Ok. A teoria das probabilidades parece muito interesse, mas o que precisamos para começar?</text:p>
      <text:p text:style-name="P6"/>
      <text:p text:style-name="P6">Apenas duas coisas.</text:p>
      <text:p text:style-name="P6">- Descrever o conjunto de resultados possíveis do fenômeno aleatorio de interesse.</text:p>
      <text:p text:style-name="P6">- E atribuir pesos a cada possível resultado, refletindo suas chances de ocorrência.</text:p>
      <text:p text:style-name="P6"/>
      <text:p text:style-name="P6">Por <text:span text:style-name="T5">e</text:span>xemplo, no experimento da moeda descrevemos facilmente os possíveis resultados do experimento, ou teremos cara ou coroa. Agora precisamos atribuir um peso para cada resultados que reflita nossa crença em como este fenômeno se comportara se repetidos inúmeras vezes.</text:p>
      <text:p text:style-name="P6"/>
      <text:p text:style-name="P14">SLIDE 5</text:p>
      <text:p text:style-name="P6"/>
      <text:p text:style-name="P7">Para dar mais precisão a estas ideias precisamos de algumas definições:</text:p>
      <text:p text:style-name="P7"/>
      <text:p text:style-name="P7">Chamamos espaço amostral ao conjunto de todos os possíveis resutlados de um experimento aleatório. O espaço amostra pode conter um número finito ou infinito de pontos.</text:p>
      <text:p text:style-name="P7">Vejamos alguns exemplos:</text:p>
      <text:p text:style-name="P7"/>
      <text:p text:style-name="P7">No exemplo do lançamento da moeda o espaço amostral é cara ou coroa. No lançamento de dados são os números 1,2,3,4,5,6. No caso das condições climáticas, vamos supor chuva é algum número real positivo. Em geral, vamos usar a notação OMEGA para descrever o espaço amotral de um experimento aleatório.</text:p>
      <text:p text:style-name="P7"/>
      <text:p text:style-name="P7">Aos elementos de omega chamamos de pontos amostrais e denotamos por omega minusculo. </text:p>
      <text:p text:style-name="P7"/>
      <text:p text:style-name="P7">Por EVENTOS são os resultados ou subconjuntos de resultados de um experimento aleatório. Por exemplo o evento A = sair cara ou B = sair face par. Em geral denotamos os eventos por letras latinas maiúsculas como A, B, C e etc. Vamos discutir alguns exemplos para reforçar estas definições.</text:p>
      <text:p text:style-name="P7"/>
      <text:p text:style-name="P15">SLIDE 6</text:p>
      <text:p text:style-name="P13"/>
      <text:p text:style-name="P7">O experimento consiste em retirar uma carta de um baralho com 52 cartas. </text:p>
      <text:p text:style-name="P7">O espaço amostral é formado pelas cartas do baralho, por exemplo A de paus, dois de paus, depois A de copas até o rei de ouro todas as cartas do baralho tradicional.</text:p>
      <text:p text:style-name="P7">Os pontos amostrais são as cartas. E podemos pensar a mais variedade de eventos de interesse, por exemplo A = “sair um as”, B é o evento “sair uma letra” C é um evento sair carta de paus e assim por diantes.</text:p>
      <text:p text:style-name="P7"/>
      <text:p text:style-name="P7">Um outro experimento pode ser pesar um fruto ao acaso. Neste caso o espaço amostral será os reais <text:soft-page-break/>positivos uma vez que o peso é uma variável quantitativa contínua e portanto seu espaço amostral é infinitio. Como eventos de interesse podemos definir o evento A como sendo o peso é menor que 50gr ou B é peso maior ou igual a 100g.</text:p>
      <text:p text:style-name="P7"/>
      <text:p text:style-name="P14">SLIDE 7</text:p>
      <text:p text:style-name="P14"/>
      <text:p text:style-name="P7">Uma aspecto importante é que podemos fazer operações com eventos e para isso usamos a Teoria dos conjuntos.</text:p>
      <text:p text:style-name="P7">Vamos começar definindo um conjunto vazio ou seja um conjunto sem elementos e vamos denotar por este zero cortadinho.</text:p>
      <text:p text:style-name="P7"/>
      <text:p text:style-name="P7">Duas operações muito importante com conjuntos são as operações de União e Interseção de conjuntos. </text:p>
      <text:p text:style-name="P7"/>
      <text:p text:style-name="P7">A união é o evento que consiste da união de TODOS os pontos amostrais dos eventos A e B. </text:p>
      <text:p text:style-name="P7">Você pode pensar como sendo todos os elementos que estão no conjunto A ou no conjunto B.</text:p>
      <text:p text:style-name="P7"/>
      <text:p text:style-name="P7">Por outro lado, a operação de interseção conta apenas os elementos que estão no conjunto A e no cojunto B ao mesmo tempo. Veja as Figuras abaixo.</text:p>
      <text:p text:style-name="P7"/>
      <text:p text:style-name="P7">Temos A U B todos que estão em A ou em B </text:p>
      <text:p text:style-name="P7">e A interseção B todos que estão em A e B ao mesmo tempo.</text:p>
      <text:p text:style-name="P7"/>
      <text:p text:style-name="P14">SLIDE 8</text:p>
      <text:p text:style-name="P14"/>
      <text:p text:style-name="P7">Os também tem diferentes caractéristicas.</text:p>
      <text:p text:style-name="P7">Dizemos que dois eventos A e B são disjuntos ou mutuamente exclusivos se possuem interseção nula, ou seja, A inter B = vazio.</text:p>
      <text:p text:style-name="P7"/>
      <text:p text:style-name="P8">Um outro tipo importante de eventos são os eventos complementares. Dizemos que o evento A é complementar de um outro evento AC, se a A união Ac = Omega.</text:p>
      <text:p text:style-name="P8"/>
      <text:p text:style-name="P8">Uma outra forma de pensar é o complementar do evento A é todo mundo que não é A.</text:p>
      <text:p text:style-name="P8"/>
      <text:p text:style-name="P8">Veja a Figura. Todos os elementos dentro do cícurlo pertencem ao evento A e todos for a do círculo pertencem ao a complementar. Vamos ver alguns exemplos</text:p>
      <text:p text:style-name="P8"/>
      <text:p text:style-name="P16">SLIDE 9</text:p>
      <text:p text:style-name="P16"/>
      <text:p text:style-name="P8">Considere um experimento bem simples que consiste em lançar um dado e verificar a face superior.</text:p>
      <text:p text:style-name="P8">E defina os seguintes exemplos:</text:p>
      <text:p text:style-name="P8"/>
      <text:p text:style-name="P8">A = {1,2,3,4}, B = {w, w: &lt;= 3}, C = face par ou seja {2,4,6} e D face primo ou seja, D = {1,3,5}.</text:p>
      <text:p text:style-name="P8"/>
      <text:p text:style-name="P8">Terminar discutindo os exemplos do SLIDE.</text:p>
      <text:p text:style-name="P8"/>
      <text:p text:style-name="P16">SLIDE 10</text:p>
      <text:p text:style-name="P16"/>
      <text:p text:style-name="P8">Chegamos a fim da primeira parte onde foram discutidos alguns conceitos e iniciais e elementos da Teoria dos Conjuntos. No próximo video vamos apresentar a definição axiomática de probabilidades e discutir como atribuir probabilidades aos eventos do espaço amost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2:54:06.958640128</meta:creation-date>
    <dc:date>2019-02-01T14:42:11.160591175</dc:date>
    <meta:editing-duration>PT1H47M38S</meta:editing-duration>
    <meta:editing-cycles>6</meta:editing-cycles>
    <meta:generator>LibreOffice/4.2.8.2$Linux_X86_64 LibreOffice_project/420m0$Build-2</meta:generator>
    <meta:document-statistic meta:table-count="0" meta:image-count="0" meta:object-count="0" meta:page-count="3" meta:paragraph-count="61" meta:word-count="1196" meta:character-count="7030" meta:non-whitespace-character-count="5887"/>
  </office:meta>
</office:document-meta>
</file>